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color="#b2b2b2" draw:fill="none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stroke="dash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67cm" fo:min-width="3.0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cm" fo:padding-top="0.15cm" fo:padding-bottom="0.15cm" fo:padding-left="0.275cm" fo:padding-right="0.275cm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2.054cm" fo:min-width="0cm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6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81cm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67cm" fo:min-width="3.73cm" fo:padding-top="0.15cm" fo:padding-bottom="0.15cm" fo:padding-left="0.275cm" fo:padding-right="0.275cm"/>
    </style:style>
    <style:style style:name="gr17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18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  <style:paragraph-properties style:writing-mode="lr-tb"/>
    </style:style>
    <style:style style:name="gr19" style:family="graphic" style:parent-style-name="objectwithoutfill">
      <style:graphic-properties svg:stroke-color="#000000" draw:marker-end="Linienspitzen_20_4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21" style:family="graphic" style:parent-style-name="objectwithoutfill">
      <style:graphic-properties draw:stroke="solid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5.1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0.722cm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5cm" fo:padding-top="0.15cm" fo:padding-bottom="0.15cm" fo:padding-left="0.275cm" fo:padding-right="0.275cm"/>
    </style:style>
    <style:style style:name="gr2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9.772cm" svg:y1="9.954cm" svg:x2="23.632cm" svg:y2="9.956cm">
            <text:p/>
          </draw:line>
          <draw:line draw:style-name="gr2" draw:text-style-name="P1" draw:layer="layout" svg:x1="23.812cm" svg:y1="8.004cm" svg:x2="23.812cm" svg:y2="11.654cm">
            <text:p/>
          </draw:line>
          <draw:line draw:style-name="gr2" draw:text-style-name="P1" draw:layer="layout" svg:x1="8.252cm" svg:y1="8.004cm" svg:x2="8.252cm" svg:y2="11.654cm">
            <text:p/>
          </draw:line>
          <draw:g>
            <draw:line draw:style-name="gr3" draw:text-style-name="P1" draw:layer="layout" svg:x1="2.308cm" svg:y1="9.807cm" svg:x2="2.369cm" svg:y2="6.308cm">
              <text:p/>
            </draw:line>
            <draw:line draw:style-name="gr4" draw:text-style-name="P1" draw:layer="layout" svg:x1="1.966cm" svg:y1="9.352cm" svg:x2="2.262cm" svg:y2="9.607cm">
              <text:p/>
            </draw:line>
            <draw:line draw:style-name="gr4" draw:text-style-name="P1" draw:layer="layout" svg:x1="1.971cm" svg:y1="9.052cm" svg:x2="2.267cm" svg:y2="9.307cm">
              <text:p/>
            </draw:line>
            <draw:line draw:style-name="gr4" draw:text-style-name="P1" draw:layer="layout" svg:x1="1.977cm" svg:y1="8.752cm" svg:x2="2.273cm" svg:y2="9.007cm">
              <text:p/>
            </draw:line>
            <draw:line draw:style-name="gr4" draw:text-style-name="P1" draw:layer="layout" svg:x1="1.982cm" svg:y1="8.452cm" svg:x2="2.278cm" svg:y2="8.707cm">
              <text:p/>
            </draw:line>
            <draw:line draw:style-name="gr4" draw:text-style-name="P1" draw:layer="layout" svg:x1="1.987cm" svg:y1="8.152cm" svg:x2="2.283cm" svg:y2="8.407cm">
              <text:p/>
            </draw:line>
            <draw:line draw:style-name="gr4" draw:text-style-name="P1" draw:layer="layout" svg:x1="1.992cm" svg:y1="7.852cm" svg:x2="2.288cm" svg:y2="8.107cm">
              <text:p/>
            </draw:line>
            <draw:line draw:style-name="gr4" draw:text-style-name="P1" draw:layer="layout" svg:x1="1.998cm" svg:y1="7.552cm" svg:x2="2.294cm" svg:y2="7.807cm">
              <text:p/>
            </draw:line>
            <draw:line draw:style-name="gr4" draw:text-style-name="P1" draw:layer="layout" svg:x1="2.003cm" svg:y1="7.252cm" svg:x2="2.299cm" svg:y2="7.507cm">
              <text:p/>
            </draw:line>
            <draw:line draw:style-name="gr4" draw:text-style-name="P1" draw:layer="layout" svg:x1="2.008cm" svg:y1="6.952cm" svg:x2="2.304cm" svg:y2="7.207cm">
              <text:p/>
            </draw:line>
            <draw:line draw:style-name="gr4" draw:text-style-name="P1" draw:layer="layout" svg:x1="2.013cm" svg:y1="6.652cm" svg:x2="2.309cm" svg:y2="6.907cm">
              <text:p/>
            </draw:line>
            <draw:line draw:style-name="gr4" draw:text-style-name="P1" draw:layer="layout" svg:x1="2.019cm" svg:y1="6.352cm" svg:x2="2.315cm" svg:y2="6.607cm">
              <text:p/>
            </draw:line>
          </draw:g>
          <draw:g>
            <draw:line draw:style-name="gr3" draw:text-style-name="P1" draw:layer="layout" svg:x1="26.854cm" svg:y1="9.811cm" svg:x2="26.732cm" svg:y2="6.313cm">
              <text:p/>
            </draw:line>
            <draw:line draw:style-name="gr4" draw:text-style-name="P1" draw:layer="layout" svg:x1="27.188cm" svg:y1="9.349cm" svg:x2="26.897cm" svg:y2="9.609cm">
              <text:p/>
            </draw:line>
            <draw:line draw:style-name="gr4" draw:text-style-name="P1" draw:layer="layout" svg:x1="27.178cm" svg:y1="9.049cm" svg:x2="26.887cm" svg:y2="9.309cm">
              <text:p/>
            </draw:line>
            <draw:line draw:style-name="gr4" draw:text-style-name="P1" draw:layer="layout" svg:x1="27.167cm" svg:y1="8.749cm" svg:x2="26.876cm" svg:y2="9.009cm">
              <text:p/>
            </draw:line>
            <draw:line draw:style-name="gr4" draw:text-style-name="P1" draw:layer="layout" svg:x1="27.157cm" svg:y1="8.45cm" svg:x2="26.866cm" svg:y2="8.71cm">
              <text:p/>
            </draw:line>
            <draw:line draw:style-name="gr4" draw:text-style-name="P1" draw:layer="layout" svg:x1="27.146cm" svg:y1="8.15cm" svg:x2="26.855cm" svg:y2="8.41cm">
              <text:p/>
            </draw:line>
            <draw:line draw:style-name="gr4" draw:text-style-name="P1" draw:layer="layout" svg:x1="27.136cm" svg:y1="7.85cm" svg:x2="26.845cm" svg:y2="8.11cm">
              <text:p/>
            </draw:line>
            <draw:line draw:style-name="gr4" draw:text-style-name="P1" draw:layer="layout" svg:x1="27.125cm" svg:y1="7.55cm" svg:x2="26.834cm" svg:y2="7.81cm">
              <text:p/>
            </draw:line>
            <draw:line draw:style-name="gr4" draw:text-style-name="P1" draw:layer="layout" svg:x1="27.115cm" svg:y1="7.25cm" svg:x2="26.824cm" svg:y2="7.51cm">
              <text:p/>
            </draw:line>
            <draw:line draw:style-name="gr4" draw:text-style-name="P1" draw:layer="layout" svg:x1="27.104cm" svg:y1="6.95cm" svg:x2="26.813cm" svg:y2="7.21cm">
              <text:p/>
            </draw:line>
            <draw:line draw:style-name="gr4" draw:text-style-name="P1" draw:layer="layout" svg:x1="27.094cm" svg:y1="6.651cm" svg:x2="26.803cm" svg:y2="6.911cm">
              <text:p/>
            </draw:line>
            <draw:line draw:style-name="gr4" draw:text-style-name="P1" draw:layer="layout" svg:x1="27.083cm" svg:y1="6.351cm" svg:x2="26.792cm" svg:y2="6.611cm">
              <text:p/>
            </draw:line>
          </draw:g>
          <draw:line draw:style-name="gr5" draw:text-style-name="P1" draw:layer="layout" svg:x1="2.549cm" svg:y1="8.054cm" svg:x2="26.629cm" svg:y2="8.056cm">
            <text:p/>
          </draw:line>
          <draw:g>
            <draw:custom-shape draw:style-name="gr6" draw:text-style-name="P2" draw:layer="layout" svg:width="3.58cm" svg:height="0.97cm" svg:x="15.052cm" svg:y="12.5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3.698cm" svg:height="0.962cm" svg:x="15.052cm" svg:y="12.53cm">
              <draw:text-box>
                <text:p>Marker ( <text:s text:c="2"/>)</text:p>
              </draw:text-box>
            </draw:frame>
            <draw:g>
              <svg:title>TexMaths</svg:title>
              <svg:desc>18§latex§$X$§svg§600§TRUE§</svg:desc>
              <draw:g>
                <draw:path draw:style-name="gr8" draw:text-style-name="P4" draw:layer="layout" svg:width="0.517cm" svg:height="0.427cm" svg:x="17.68cm" svg:y="12.828cm" svg:viewBox="0 0 518 428" svg:d="M289 170c-18-41-36-82-54-123-2-6-1-6-2-9 0-4 11-17 36-18 7-2 12-2 12-13 0-7-7-7-9-7-25 0-52 2-78 2-17 0-56-2-70-2-4 0-13 0-13 13 0 7 7 7 14 7 40 0 44 5 49 19 24 59 49 117 73 176-44 47-88 94-132 141-3 3-5 5-7 8-33 34-61 43-94 44-7 2-14 2-14 13 0 2 0 7 9 7 20 0 39-2 59-2 23 0 49 2 70 2 4 0 11 0 11-13 0-5-6-7-7-7-6 0-25-1-25-19 0-9 8-20 17-27 21-23 42-46 63-68 19-21 38-42 58-63 20 50 41 100 62 150 4 8 4 8 4 9 0 6-13 17-36 18-7 2-13 2-13 13 0 7 8 7 9 7 18 0 61-2 79-2 16 0 54 2 70 2 4 0 13 0 13-13 0-7-7-7-13-7-41 0-43-1-54-27-23-59-66-155-80-193 43-45 109-120 129-136 18-16 41-31 79-32 9-2 14-2 14-13 0-2 0-7-9-7-18 0-39 2-57 2-24 0-49-2-70-2-4 0-13 0-13 13 0 3 4 5 7 7 6 0 26 1 26 19 0 9-8 17-11 22-34 36-68 73-102 109z">
                  <text:p/>
                </draw:path>
              </draw:g>
            </draw:g>
          </draw:g>
          <draw:g>
            <draw:custom-shape draw:style-name="gr9" draw:text-style-name="P2" draw:layer="layout" svg:width="1.55cm" svg:height="1cm" svg:x="26.812cm" svg:y="4.9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1.62cm" svg:height="0.962cm" svg:x="26.812cm" svg:y="4.93cm">
              <draw:text-box>
                <text:p>Bild</text:p>
              </draw:text-box>
            </draw:frame>
          </draw:g>
          <draw:custom-shape draw:style-name="gr10" draw:text-style-name="P5" draw:layer="layout" svg:width="0.4cm" svg:height="3.3cm" svg:x="10.864cm" svg:y="6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4cm" svg:height="3.3cm" svg:x="20.165cm" svg:y="6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12.512cm" svg:y1="4.754cm" svg:x2="12.512cm" svg:y2="11.504cm">
            <text:p/>
          </draw:line>
          <draw:line draw:style-name="gr11" draw:text-style-name="P1" draw:layer="layout" svg:x1="19.612cm" svg:y1="4.754cm" svg:x2="19.612cm" svg:y2="11.504cm">
            <text:p/>
          </draw:line>
          <draw:custom-shape draw:style-name="gr12" draw:text-style-name="P6" draw:layer="layout" svg:width="0.25cm" svg:height="0.25cm" svg:x="8.112cm" svg:y="7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25cm" svg:height="0.25cm" svg:x="23.682cm" svg:y="7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2.362cm" svg:y1="7.054cm" svg:x2="12.512cm" svg:y2="7.054cm">
            <text:p/>
          </draw:line>
          <draw:line draw:style-name="gr11" draw:text-style-name="P1" draw:layer="layout" svg:x1="2.362cm" svg:y1="7.054cm" svg:x2="12.512cm" svg:y2="8.804cm">
            <text:p/>
          </draw:line>
          <draw:line draw:style-name="gr13" draw:text-style-name="P1" draw:layer="layout" svg:x1="12.562cm" svg:y1="8.814cm" svg:x2="19.612cm" svg:y2="8.814cm">
            <text:p/>
          </draw:line>
          <draw:line draw:style-name="gr11" draw:text-style-name="P1" draw:layer="layout" svg:x1="19.662cm" svg:y1="8.814cm" svg:x2="26.812cm" svg:y2="8.814cm">
            <text:p/>
          </draw:line>
          <draw:line draw:style-name="gr13" draw:text-style-name="P1" draw:layer="layout" svg:x1="12.562cm" svg:y1="7.054cm" svg:x2="19.612cm" svg:y2="7.054cm">
            <text:p/>
          </draw:line>
          <draw:line draw:style-name="gr11" draw:text-style-name="P1" draw:layer="layout" svg:x1="19.662cm" svg:y1="7.054cm" svg:x2="26.812cm" svg:y2="8.794cm">
            <text:p/>
          </draw:line>
          <draw:line draw:style-name="gr1" draw:text-style-name="P1" draw:layer="layout" svg:x1="1.688cm" svg:y1="7.934cm" svg:x2="1.69cm" svg:y2="7.154cm">
            <text:p/>
          </draw:line>
          <draw:line draw:style-name="gr1" draw:text-style-name="P1" draw:layer="layout" svg:x1="27.488cm" svg:y1="8.734cm" svg:x2="27.49cm" svg:y2="8.154cm">
            <text:p/>
          </draw:line>
          <draw:g>
            <svg:title>TexMaths</svg:title>
            <svg:desc>18§latex§$G$§svg§600§TRUE§</svg:desc>
            <draw:g>
              <draw:path draw:style-name="gr8" draw:text-style-name="P4" draw:layer="layout" svg:width="0.444cm" svg:height="0.456cm" svg:x="0.863cm" svg:y="7.332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  <text:p/>
              </draw:path>
            </draw:g>
          </draw:g>
          <draw:g>
            <svg:title>TexMaths</svg:title>
            <svg:desc>18§latex§$B$§svg§600§TRUE§</svg:desc>
            <draw:g>
              <draw:path draw:style-name="gr8" draw:text-style-name="P4" draw:layer="layout" svg:width="0.449cm" svg:height="0.429cm" svg:x="27.965cm" svg:y="8.233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  <text:p/>
              </draw:path>
            </draw:g>
          </draw:g>
          <draw:g>
            <svg:title>TexMaths</svg:title>
            <svg:desc>18§latex§$H_{1}$§svg§600§TRUE§</svg:desc>
            <draw:g>
              <draw:path draw:style-name="gr8" draw:text-style-name="P4" draw:layer="layout" svg:width="0.528cm" svg:height="0.428cm" svg:x="12.364cm" svg:y="4.135cm" svg:viewBox="0 0 529 429" svg:d="M456 48c5-23 7-28 52-28 16 0 21 0 21-13 0-7-7-7-9-7-18 0-62 2-80 2s-63-2-81-2c-5 0-13 0-13 13 0 7 8 7 18 7 2 0 15 0 25 2 11 0 17 1 17 9 0 3 0 3-2 12-13 51-25 102-38 153-64 0-128 0-192 0 12-49 24-98 36-148 5-23 7-28 54-28 16 0 21 0 21-13 0-7-7-7-9-7-18 0-62 2-80 2s-63-2-81-2c-6 0-13 0-13 13 0 7 6 7 18 7 8 0 13 0 24 2 10 0 18 1 18 9 0 3-2 5-4 12-28 113-56 225-84 337-6 26-8 31-58 31-11 0-16 0-16 13 0 5 7 5 9 5 16 0 61-2 79-2 14 0 27 2 41 2 13 0 27 0 40 0 5 0 12 0 12-13 0-5-5-5-16-5-23 0-41 0-41-13 0-3 2-7 2-10 14-58 28-115 43-173 64 0 128 0 192 0-27 104-42 165-43 174-8 20-20 22-58 22-11 0-16 0-16 13 0 5 7 5 9 5 18 0 63-2 81-2 12 0 27 2 39 2 15 0 29 0 42 0 5 0 12 0 12-13 0-5-5-5-18-5-23 0-41 0-41-13 0-3 2-7 2-10 28-113 57-226 86-340z">
                <text:p/>
              </draw:path>
              <draw:path draw:style-name="gr8" draw:text-style-name="P4" draw:layer="layout" svg:width="0.159cm" svg:height="0.292cm" svg:x="12.911cm" svg:y="4.366cm" svg:viewBox="0 0 160 293" svg:d="M99 13c0-13 0-13-13-13-29 29-68 29-86 29 0 5 0 10 0 16 9 0 39 0 63-13 0 75 0 150 0 225 0 14 0 19-43 19-6 0-12 0-18 0 0 6 0 11 0 17 9 0 63-2 79-2 14 0 70 2 79 2 0-6 0-11 0-17-6 0-11 0-16 0-45 0-45-5-45-19 0-82 0-163 0-244z">
                <text:p/>
              </draw:path>
            </draw:g>
          </draw:g>
          <draw:g>
            <svg:title>TexMaths</svg:title>
            <svg:desc>18§latex§$H_{2}$§svg§600§TRUE§</svg:desc>
            <draw:g>
              <draw:path draw:style-name="gr8" draw:text-style-name="P4" draw:layer="layout" svg:width="0.529cm" svg:height="0.428cm" svg:x="19.462cm" svg:y="4.137cm" svg:viewBox="0 0 530 429" svg:d="M454 48c6-23 7-28 54-28 16 0 22 0 22-13 0-7-7-7-9-7-18 0-63 2-81 2s-63-2-81-2c-5 0-12 0-12 13 0 7 5 7 18 7 1 0 12 0 23 2 11 0 18 1 18 9 0 3-2 3-4 12-12 51-25 102-37 153-65 0-129 0-193 0 13-49 26-98 38-148 5-23 7-28 52-28 18 0 22 0 22-13 0-7-7-7-9-7-16 0-63 2-79 2-20 0-63-2-83-2-3 0-11 0-11 13 0 7 6 7 18 7 8 0 13 0 24 2 10 0 16 1 16 9 0 3 0 5-2 12-28 113-56 225-84 337-8 26-8 31-58 31-11 0-16 0-16 13 0 5 7 5 9 5 16 0 61-2 79-2 13 0 27 2 39 2 15 0 29 0 42 0 5 0 12 0 12-13 0-5-5-5-18-5-23 0-39 0-39-13 0-3 0-7 2-10 14-58 28-115 43-173 63 0 127 0 190 0-25 104-39 165-43 174-5 20-18 22-57 22-9 0-15 0-15 13 0 5 7 5 9 5 18 0 63-2 79-2 15 0 27 2 42 2 12 0 26 0 39 0 5 0 14 0 14-13 0-5-7-5-18-5-23 0-41 0-41-13 0-3 2-7 2-10 28-113 56-226 84-340z">
                <text:p/>
              </draw:path>
              <draw:path draw:style-name="gr8" draw:text-style-name="P4" draw:layer="layout" svg:width="0.193cm" svg:height="0.292cm" svg:x="19.988cm" svg:y="4.368cm" svg:viewBox="0 0 194 293" svg:d="M194 212c-5 0-10 0-14 0-2 11-8 36-13 41-4 2-38 2-43 2-27 0-54 0-81 0 47-41 61-54 88-74 32-27 63-54 63-95 0-54-47-86-102-86-56 0-92 38-92 79 0 23 18 25 23 25 11 0 24-7 24-23 0-9-4-24-27-24 14-32 43-41 64-41 43 0 67 34 67 70 0 38-27 68-41 84-36 35-71 70-106 105-4 5-4 5-4 18 60 0 121 0 181 0 5-27 9-54 13-81z">
                <text:p/>
              </draw:path>
            </draw:g>
          </draw:g>
          <draw:g>
            <draw:custom-shape draw:style-name="gr14" draw:text-style-name="P2" draw:layer="layout" svg:width="4.15cm" svg:height="1cm" svg:x="6.304cm" svg:y="5.23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3" draw:layer="layout" svg:width="4.258cm" svg:height="1.06cm" svg:x="6.304cm" svg:y="5.23cm">
              <draw:text-box>
                <text:p>Linse 1 ( <text:s text:c="4"/>)</text:p>
              </draw:text-box>
            </draw:frame>
            <draw:g>
              <svg:title>TexMaths</svg:title>
              <svg:desc>18§latex§$L_{1}$§svg§600§TRUE§</svg:desc>
              <draw:g>
                <draw:path draw:style-name="gr8" draw:text-style-name="P4" draw:layer="layout" svg:width="0.38cm" svg:height="0.428cm" svg:x="9.148cm" svg:y="5.535cm" svg:viewBox="0 0 381 429" svg:d="M210 48c5-21 7-28 66-28 20 0 26 0 26-13 0-7-8-7-11-7-20 0-72 2-94 2-17 0-64-2-82-2-5 0-13 0-13 13 0 7 6 7 18 7 2 0 13 0 24 2 10 0 18 1 18 9 0 3-2 5-4 12-28 113-56 225-84 338-6 25-8 28-58 28-11 0-16 0-16 13 0 7 5 7 16 7 98 0 195 0 293 0 14 0 14 0 18-11 16-45 33-90 50-134 4-8 2-6 4-9 0-4-3-8-9-8-7 0-6 4-11 13-22 59-49 129-158 129-20 0-40 0-59 0-8 0-9 0-13 0-7 0-9-2-9-5 0-2 0-4 4-14 28-114 56-228 84-342z">
                  <text:p/>
                </draw:path>
                <draw:path draw:style-name="gr8" draw:text-style-name="P4" draw:layer="layout" svg:width="0.161cm" svg:height="0.292cm" svg:x="9.598cm" svg:y="5.766cm" svg:viewBox="0 0 162 293" svg:d="M101 13c0-13-2-13-13-13-29 29-68 29-88 29 0 5 0 10 0 16 11 0 41 0 65-13 0 75 0 150 0 225 0 14 0 19-43 19-6 0-12 0-18 0 0 6 0 11 0 17 9 0 62-2 79-2 12 0 68 2 79 2 0-6 0-11 0-17-6 0-12 0-18 0-43 0-43-5-43-19 0-82 0-163 0-244z">
                  <text:p/>
                </draw:path>
              </draw:g>
            </draw:g>
          </draw:g>
          <draw:g>
            <draw:custom-shape draw:style-name="gr16" draw:text-style-name="P2" draw:layer="layout" svg:width="4.28cm" svg:height="0.97cm" svg:x="12.852cm" svg:y="0.8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4.36cm" svg:height="0.962cm" svg:x="12.852cm" svg:y="0.83cm">
              <draw:text-box>
                <text:p>Hauptebenen</text:p>
              </draw:text-box>
            </draw:frame>
          </draw:g>
          <draw:line draw:style-name="gr1" draw:text-style-name="P1" draw:layer="layout" svg:x1="2.549cm" svg:y1="10.754cm" svg:x2="12.329cm" svg:y2="10.756cm">
            <text:p/>
          </draw:line>
          <draw:line draw:style-name="gr1" draw:text-style-name="P1" draw:layer="layout" svg:x1="12.712cm" svg:y1="10.754cm" svg:x2="14.492cm" svg:y2="10.756cm">
            <text:p/>
          </draw:line>
          <draw:line draw:style-name="gr1" draw:text-style-name="P1" draw:layer="layout" svg:x1="2.549cm" svg:y1="11.554cm" svg:x2="14.489cm" svg:y2="11.556cm">
            <text:p/>
          </draw:line>
          <draw:line draw:style-name="gr2" draw:text-style-name="P1" draw:layer="layout" svg:x1="14.652cm" svg:y1="8.004cm" svg:x2="14.652cm" svg:y2="11.654cm">
            <text:p/>
          </draw:line>
          <draw:line draw:style-name="gr1" draw:text-style-name="P1" draw:layer="layout" svg:x1="8.472cm" svg:y1="9.954cm" svg:x2="12.332cm" svg:y2="9.956cm">
            <text:p/>
          </draw:line>
          <draw:g>
            <svg:title>TexMaths</svg:title>
            <svg:desc>18§latex§$f$§svg§600§FALSE§</svg:desc>
            <draw:g>
              <draw:path draw:style-name="gr17" draw:text-style-name="P7" draw:layer="layout" svg:width="0.28cm" svg:height="0.506cm" svg:x="10.266cm" svg:y="9.668cm" svg:viewBox="0 0 281 507" svg:d="M0 0c94 0 187 0 281 0 0 169 0 338 0 507-94 0-187 0-281 0 0-169 0-338 0-507z">
                <text:p/>
              </draw:path>
              <draw:path draw:style-name="gr8" draw:text-style-name="P4" draw:layer="layout" svg:width="0.31cm" svg:height="0.571cm" svg:x="10.268cm" svg:y="9.636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  <draw:g>
            <svg:title>TexMaths</svg:title>
            <svg:desc>18§latex§$g$§svg§600§FALSE§</svg:desc>
            <draw:g>
              <draw:path draw:style-name="gr17" draw:text-style-name="P7" draw:layer="layout" svg:width="0.232cm" svg:height="0.342cm" svg:x="7.788cm" svg:y="10.674cm" svg:viewBox="0 0 233 343" svg:d="M116 343c-38 0-77 0-116 0 0-115 0-229 0-343 78 0 155 0 233 0 0 114 0 228 0 343-39 0-78 0-117 0z">
                <text:p/>
              </draw:path>
              <draw:path draw:style-name="gr8" draw:text-style-name="P4" draw:layer="layout" svg:width="0.287cm" svg:height="0.406cm" svg:x="7.765cm" svg:y="10.642cm" svg:viewBox="0 0 288 407" svg:d="M287 41c0-3 1-7 1-11 0-10-7-17-18-17-7 0-23 5-26 26-11-23-33-39-58-39-71 0-148 88-148 179 0 61 37 99 82 99 38 0 66-29 73-36-12 56-13 55-19 83-4 5-25 68-92 68-10 0-32 0-50-6 20-7 27-23 27-34 0-9-7-21-25-21-13 0-34 11-34 36 0 27 23 39 84 39 79 0 124-50 133-88 23-92 46-185 70-278zM204 197c-3 16-18 33-30 45-15 11-34 22-52 22-31 0-41-33-41-58 0-30 19-104 35-136 18-31 45-56 70-56 41 0 50 51 50 54 0 4-1 7-1 9-11 40-21 80-31 120z">
                <text:p/>
              </draw:path>
            </draw:g>
          </draw:g>
          <draw:g>
            <svg:title>TexMaths</svg:title>
            <svg:desc>18§latex§$h_{x}$§svg§600§FALSE§</svg:desc>
            <draw:g>
              <draw:path draw:style-name="gr17" draw:text-style-name="P7" draw:layer="layout" svg:width="0.554cm" svg:height="0.471cm" svg:x="13.366cm" svg:y="10.576cm" svg:viewBox="0 0 555 472" svg:d="M277 472c-93 0-185 0-277 0 0-158 0-315 0-472 185 0 370 0 555 0 0 157 0 314 0 472-93 0-186 0-278 0z">
                <text:p/>
              </draw:path>
              <draw:path draw:style-name="gr8" draw:text-style-name="P4" draw:layer="layout" svg:width="0.308cm" svg:height="0.444cm" svg:x="13.368cm" svg:y="10.544cm" svg:viewBox="0 0 309 445" svg:d="M147 7c-3-2 0-7-9-7-14 0-59 5-77 7-4 0-11 0-11 13 0 7 6 7 15 7 30 0 32 3 32 11-1 4-1 8-2 12-30 121-61 242-91 362-4 9-4 11-4 15 0 14 13 18 20 18 9 0 20-9 23-18 4-16 7-31 11-47 5-19 9-38 14-57 4-15 7-27 11-41 2-4 5-26 7-29 2-6 22-41 43-58 13-10 33-23 60-23 26 0 34 22 34 45 0 34-24 102-40 140-3 16-7 23-7 36 0 28 22 52 50 52 60 0 83-94 83-97 0-7-6-7-7-7-6 0-6 1-9 10-9 35-31 79-65 79-11 0-14-7-14-21 0-16 5-31 10-45 11-27 38-100 38-138 0-41-25-66-72-66-39 0-70 19-93 48 17-67 33-134 50-201z">
                <text:p/>
              </draw:path>
              <draw:path draw:style-name="gr8" draw:text-style-name="P4" draw:layer="layout" svg:width="0.234cm" svg:height="0.198cm" svg:x="13.718cm" svg:y="10.881cm" svg:viewBox="0 0 235 199" svg:d="M88 147c-4 16-20 39-41 39-2 0-15 0-24-7 18-5 18-21 18-23 0-9-7-16-16-16-12 0-25 11-25 27 0 21 23 32 45 32 21 0 39-13 50-32 11 23 34 32 52 32 51 0 77-56 77-68 0-5-5-5-7-5-5 0-5 1-7 7-11 30-36 53-61 53-18 0-27-12-27-28 0-11 11-52 23-101 9-34 29-44 44-44 7 1 14 0 23 5-14 5-20 16-20 25s7 16 18 16 25-9 25-27c0-25-28-32-46-32-22 0-40 14-49 30-9-17-29-30-54-30-48 0-77 54-77 68 0 6 5 4 7 6 7 0 7-2 9-8 11-36 40-53 61-53 15 0 25 7 25 28 0 9-5 31-9 47-4 20-9 39-14 59z">
                <text:p/>
              </draw:path>
            </draw:g>
          </draw:g>
          <draw:g>
            <svg:title>TexMaths</svg:title>
            <svg:desc>18§latex§$x$§svg§600§FALSE§</svg:desc>
            <draw:g>
              <draw:path draw:style-name="gr17" draw:text-style-name="P7" draw:layer="layout" svg:width="0.264cm" svg:height="0.218cm" svg:x="7.68cm" svg:y="11.469cm" svg:viewBox="0 0 265 219" svg:d="M0 0c88 0 176 0 265 0 0 73 0 146 0 219-89 0-177 0-265 0 0-73 0-146 0-219z">
                <text:p/>
              </draw:path>
              <draw:path draw:style-name="gr8" draw:text-style-name="P4" draw:layer="layout" svg:width="0.31cm" svg:height="0.282cm" svg:x="7.666cm" svg:y="11.437cm" svg:viewBox="0 0 311 283" svg:d="M191 88c4-16 18-74 61-74 4 0 18 0 32 7-18 4-30 20-30 35 0 10 7 21 23 21 14 0 34-11 34-36 0-32-37-41-57-41-38 0-59 32-66 48-16-43-50-48-68-48-65 0-100 81-100 97 0 5 5 5 7 5 5 0 7 0 9-7 21-66 62-81 82-81 13 0 34 6 34 42 0 19-11 60-34 148-9 40-30 65-59 65-4 0-18 0-30-7 16-4 28-17 28-35 0-16-12-21-23-21-18 0-34 16-34 36 0 28 32 41 59 41 41 0 64-43 66-48 7 23 29 48 66 48 65 0 100-81 100-97 0-5-5-5-7-5-5 0-7 2-9 7-19 66-62 81-82 81-25 0-34-20-34-42 0-12 4-26 11-53 7-29 14-58 21-86z">
                <text:p/>
              </draw:path>
            </draw:g>
          </draw:g>
          <draw:line draw:style-name="gr18" draw:text-style-name="P9" draw:layer="layout" svg:x1="11.012cm" svg:y1="3.254cm" svg:x2="20.452cm" svg:y2="3.256cm">
            <text:p text:style-name="P8"/>
            <text:p text:style-name="P8"/>
            <text:p text:style-name="P8"/>
            <text:p text:style-name="P8"/>
            <text:p text:style-name="P8"/>
            <text:p text:style-name="P8"/>
          </draw:line>
          <draw:line draw:style-name="gr2" draw:text-style-name="P1" draw:layer="layout" svg:x1="10.852cm" svg:y1="2.804cm" svg:x2="10.852cm" svg:y2="8.054cm">
            <text:p/>
          </draw:line>
          <draw:line draw:style-name="gr2" draw:text-style-name="P1" draw:layer="layout" svg:x1="20.612cm" svg:y1="2.804cm" svg:x2="20.612cm" svg:y2="8.054cm">
            <text:p/>
          </draw:line>
          <draw:g>
            <svg:title>TexMaths</svg:title>
            <svg:desc>18§latex§$d$§svg§600§FALSE§</svg:desc>
            <draw:g>
              <draw:path draw:style-name="gr17" draw:text-style-name="P7" draw:layer="layout" svg:width="0.257cm" svg:height="0.377cm" svg:x="15.775cm" svg:y="3.026cm" svg:viewBox="0 0 258 378" svg:d="M0 0c86 0 172 0 258 0 0 126 0 252 0 378-86 0-172 0-258 0 0-126 0-252 0-378z">
                <text:p/>
              </draw:path>
              <draw:path draw:style-name="gr8" draw:text-style-name="P4" draw:layer="layout" svg:width="0.296cm" svg:height="0.442cm" svg:x="15.768cm" svg:y="2.994cm" svg:viewBox="0 0 297 443" svg:d="M297 7c-3-2 0-7-9-7s-68 5-79 7c-5 0-9 4-9 13 0 7 6 7 17 7 28 0 30 3 30 11-1 4-1 8-2 12-12 50-25 99-37 149-11-23-29-41-58-41-73 0-150 93-150 185 0 59 34 100 82 100 13 0 45-2 83-47 3 25 27 47 55 47 23 0 38-14 47-34 10-23 19-61 19-63 0-5-5-5-7-5-7 0-7 2-9 11-10 41-23 77-48 77-16 0-18-16-18-29 0-14 0-20 4-31 29-120 59-241 89-362zM166 361c-1 12-1 12-12 23-27 36-52 45-70 45-30 0-39-34-39-60 0-30 19-107 34-136 19-38 46-61 71-61 42 0 50 52 50 56 0 3-1 7-1 11-11 40-22 81-33 122z">
                <text:p/>
              </draw:path>
            </draw:g>
          </draw:g>
          <draw:line draw:style-name="gr1" draw:text-style-name="P1" draw:layer="layout" svg:x1="19.849cm" svg:y1="10.754cm" svg:x2="26.629cm" svg:y2="10.756cm">
            <text:p/>
          </draw:line>
          <draw:g>
            <svg:title>TexMaths</svg:title>
            <svg:desc>18§latex§$b$§svg§600§FALSE§</svg:desc>
            <draw:g>
              <draw:path draw:style-name="gr17" draw:text-style-name="P7" draw:layer="layout" svg:width="0.194cm" svg:height="0.377cm" svg:x="23.468cm" svg:y="10.576cm" svg:viewBox="0 0 195 378" svg:d="M0 0c65 0 130 0 195 0 0 126 0 252 0 378-65 0-130 0-195 0 0-126 0-252 0-378z">
                <text:p/>
              </draw:path>
              <draw:path draw:style-name="gr8" draw:text-style-name="P4" draw:layer="layout" svg:width="0.229cm" svg:height="0.442cm" svg:x="23.465cm" svg:y="10.544cm" svg:viewBox="0 0 230 443" svg:d="M121 7c-3-2 0-7-9-7-14 0-60 5-76 7-4 0-11 0-11 13 0 7 5 7 14 7 31 0 32 3 32 11 0 3-7 25-9 37-17 69-34 138-51 207-7 30-11 41-11 62 0 60 34 99 80 99 73 0 150-93 150-185 0-57-34-100-82-100-30 0-55 18-73 37 15-62 31-125 46-188zM62 244c4-13 4-14 9-22 31-41 59-50 75-50 22 0 40 20 40 59 0 38-22 110-33 133-21 43-49 65-73 65-21 0-43-16-43-63 0-13 0-23 11-63 5-20 10-39 14-59z">
                <text:p/>
              </draw:path>
            </draw:g>
          </draw:g>
          <draw:g>
            <draw:line draw:style-name="gr4" draw:text-style-name="P1" draw:layer="layout" svg:x1="15.143cm" svg:y1="10.95cm" svg:x2="14.893cm" svg:y2="10.65cm">
              <text:p/>
            </draw:line>
            <draw:line draw:style-name="gr4" draw:text-style-name="P1" draw:layer="layout" svg:x1="15.443cm" svg:y1="10.95cm" svg:x2="15.193cm" svg:y2="10.65cm">
              <text:p/>
            </draw:line>
            <draw:line draw:style-name="gr4" draw:text-style-name="P1" draw:layer="layout" svg:x1="15.743cm" svg:y1="10.949cm" svg:x2="15.493cm" svg:y2="10.649cm">
              <text:p/>
            </draw:line>
            <draw:line draw:style-name="gr4" draw:text-style-name="P1" draw:layer="layout" svg:x1="16.043cm" svg:y1="10.95cm" svg:x2="15.793cm" svg:y2="10.65cm">
              <text:p/>
            </draw:line>
            <draw:line draw:style-name="gr4" draw:text-style-name="P1" draw:layer="layout" svg:x1="16.343cm" svg:y1="10.949cm" svg:x2="16.093cm" svg:y2="10.649cm">
              <text:p/>
            </draw:line>
            <draw:line draw:style-name="gr4" draw:text-style-name="P1" draw:layer="layout" svg:x1="16.643cm" svg:y1="10.95cm" svg:x2="16.393cm" svg:y2="10.65cm">
              <text:p/>
            </draw:line>
            <draw:line draw:style-name="gr4" draw:text-style-name="P1" draw:layer="layout" svg:x1="16.943cm" svg:y1="10.949cm" svg:x2="16.693cm" svg:y2="10.649cm">
              <text:p/>
            </draw:line>
            <draw:line draw:style-name="gr4" draw:text-style-name="P1" draw:layer="layout" svg:x1="17.243cm" svg:y1="10.95cm" svg:x2="16.993cm" svg:y2="10.65cm">
              <text:p/>
            </draw:line>
            <draw:line draw:style-name="gr4" draw:text-style-name="P1" draw:layer="layout" svg:x1="17.543cm" svg:y1="10.949cm" svg:x2="17.293cm" svg:y2="10.649cm">
              <text:p/>
            </draw:line>
            <draw:line draw:style-name="gr4" draw:text-style-name="P1" draw:layer="layout" svg:x1="17.843cm" svg:y1="10.95cm" svg:x2="17.593cm" svg:y2="10.65cm">
              <text:p/>
            </draw:line>
            <draw:line draw:style-name="gr4" draw:text-style-name="P1" draw:layer="layout" svg:x1="18.143cm" svg:y1="10.949cm" svg:x2="17.893cm" svg:y2="10.649cm">
              <text:p/>
            </draw:line>
            <draw:line draw:style-name="gr4" draw:text-style-name="P1" draw:layer="layout" svg:x1="18.443cm" svg:y1="10.95cm" svg:x2="18.193cm" svg:y2="10.65cm">
              <text:p/>
            </draw:line>
            <draw:line draw:style-name="gr4" draw:text-style-name="P1" draw:layer="layout" svg:x1="18.743cm" svg:y1="10.951cm" svg:x2="18.493cm" svg:y2="10.651cm">
              <text:p/>
            </draw:line>
            <draw:line draw:style-name="gr4" draw:text-style-name="P1" draw:layer="layout" svg:x1="19.043cm" svg:y1="10.95cm" svg:x2="18.793cm" svg:y2="10.65cm">
              <text:p/>
            </draw:line>
            <draw:line draw:style-name="gr4" draw:text-style-name="P1" draw:layer="layout" svg:x1="19.343cm" svg:y1="10.951cm" svg:x2="19.093cm" svg:y2="10.651cm">
              <text:p/>
            </draw:line>
          </draw:g>
          <draw:line draw:style-name="gr19" draw:text-style-name="P1" draw:layer="layout" svg:x1="13.862cm" svg:y1="2.004cm" svg:x2="12.862cm" svg:y2="4.004cm">
            <text:p/>
          </draw:line>
          <draw:line draw:style-name="gr19" draw:text-style-name="P1" draw:layer="layout" svg:x1="17.062cm" svg:y1="2.004cm" svg:x2="19.362cm" svg:y2="4.004cm">
            <text:p/>
          </draw:line>
          <draw:g>
            <svg:title>TexMaths</svg:title>
            <svg:desc>18§latex§$f$§svg§600§FALSE§</svg:desc>
            <draw:g>
              <draw:path draw:style-name="gr17" draw:text-style-name="P7" draw:layer="layout" svg:width="0.28cm" svg:height="0.506cm" svg:x="21.567cm" svg:y="9.67cm" svg:viewBox="0 0 281 507" svg:d="M0 0c94 0 187 0 281 0 0 169 0 338 0 507-94 0-187 0-281 0 0-169 0-338 0-507z">
                <text:p/>
              </draw:path>
              <draw:path draw:style-name="gr8" draw:text-style-name="P4" draw:layer="layout" svg:width="0.31cm" svg:height="0.571cm" svg:x="21.569cm" svg:y="9.638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  <draw:g>
            <draw:g>
              <draw:line draw:style-name="gr20" draw:text-style-name="P1" draw:layer="layout" svg:x1="1.261cm" svg:y1="1.245cm" svg:x2="3.221cm" svg:y2="1.216cm">
                <text:p/>
              </draw:line>
              <draw:frame draw:style-name="gr7" draw:text-style-name="P3" draw:layer="layout" svg:width="4.946cm" svg:height="0.962cm" svg:x="3.316cm" svg:y="0.83cm">
                <draw:text-box>
                  <text:p>Strahlengang</text:p>
                </draw:text-box>
              </draw:frame>
              <draw:line draw:style-name="gr21" draw:text-style-name="P1" draw:layer="layout" svg:x1="1.261cm" svg:y1="1.446cm" svg:x2="3.221cm" svg:y2="1.417cm">
                <text:p/>
              </draw:line>
            </draw:g>
            <draw:g>
              <draw:frame draw:style-name="gr7" draw:text-style-name="P3" draw:layer="layout" svg:width="4.946cm" svg:height="0.962cm" svg:x="3.309cm" svg:y="1.83cm">
                <draw:text-box>
                  <text:p>Brennpunkt</text:p>
                </draw:text-box>
              </draw:frame>
              <draw:custom-shape draw:style-name="gr12" draw:text-style-name="P6" draw:layer="layout" svg:width="0.25cm" svg:height="0.25cm" svg:x="2.114cm" svg:y="2.2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14.872cm" svg:y1="9.955cm" svg:x2="19.452cm" svg:y2="9.957cm">
            <text:p/>
          </draw:line>
          <draw:g>
            <svg:title>TexMaths</svg:title>
            <svg:desc>18§latex§$h_{x}^{\prime}$§svg§600§FALSE§</svg:desc>
            <draw:g>
              <draw:path draw:style-name="gr17" draw:text-style-name="P7" draw:layer="layout" svg:width="0.554cm" svg:height="0.57cm" svg:x="16.869cm" svg:y="9.68cm" svg:viewBox="0 0 555 571" svg:d="M278 571c-92 0-185 0-278 0 0-191 0-381 0-571 185 0 370 0 555 0 0 190 0 380 0 571-92 0-184 0-277 0z">
                <text:p/>
              </draw:path>
              <draw:path draw:style-name="gr8" draw:text-style-name="P4" draw:layer="layout" svg:width="0.308cm" svg:height="0.444cm" svg:x="16.871cm" svg:y="9.686cm" svg:viewBox="0 0 309 445" svg:d="M147 7c-3-2 0-7-9-7-14 0-59 5-77 7-4 0-11 2-11 13 0 7 6 7 15 7 30 0 32 4 32 11-1 4-1 8-2 12-30 121-61 242-91 363-4 9-4 10-4 14 0 14 13 18 20 18 9 0 20-9 23-18 4-16 7-31 11-47 5-19 9-38 14-57 4-14 7-27 11-41 2-4 5-25 7-29 2-5 22-41 43-57 13-11 33-24 60-24 26 0 34 22 34 45 0 34-24 102-40 140-3 16-7 23-7 36 0 29 22 52 50 52 60 0 83-93 83-97 0-7-6-7-7-7-6 0-6 2-9 11-9 34-31 79-65 79-11 0-14-8-14-22 0-16 5-30 10-45 11-27 38-100 38-138 0-41-25-66-72-66-39 0-70 19-93 48 17-67 33-134 50-201z">
                <text:p/>
              </draw:path>
              <draw:path draw:style-name="gr8" draw:text-style-name="P4" draw:layer="layout" svg:width="0.109cm" svg:height="0.227cm" svg:x="17.221cm" svg:y="9.648cm" svg:viewBox="0 0 110 228" svg:d="M106 39c4-8 4-12 4-14 0-14-13-25-26-25-18 0-23 14-25 22-19 63-38 126-57 190 0 2-1 4-2 7 0 5 13 9 16 9 4 0 4 0 7-7 28-61 55-121 83-182z">
                <text:p/>
              </draw:path>
              <draw:path draw:style-name="gr8" draw:text-style-name="P4" draw:layer="layout" svg:width="0.234cm" svg:height="0.198cm" svg:x="17.221cm" svg:y="10.084cm" svg:viewBox="0 0 235 199" svg:d="M88 147c-4 16-20 40-41 40-2 0-15 0-24-8 18-5 18-21 18-23 0-9-7-16-16-16-12 0-25 11-25 27 0 21 23 32 45 32 21 0 39-12 50-32 11 23 34 32 52 32 51 0 77-55 77-68 0-5-5-5-7-5-5 0-5 1-7 7-11 30-36 54-61 54-18 0-27-13-27-29 0-11 11-52 23-101 9-34 29-44 44-44 7 1 14 0 23 5-14 5-20 16-20 25s7 16 18 16 25-9 25-27c0-25-28-32-46-32-22 0-40 14-49 32-9-19-29-32-54-32-48 0-77 54-77 68 0 6 5 4 7 6 7 0 7-2 9-8 11-34 40-53 61-53 15 0 25 7 25 28 0 9-5 31-9 47-4 20-9 39-14 59z">
                <text:p/>
              </draw:path>
            </draw:g>
          </draw:g>
          <draw:g>
            <draw:line draw:style-name="gr4" draw:text-style-name="P1" draw:layer="layout" svg:x1="12.943cm" svg:y1="10.111cm" svg:x2="12.693cm" svg:y2="9.811cm">
              <text:p/>
            </draw:line>
            <draw:line draw:style-name="gr4" draw:text-style-name="P1" draw:layer="layout" svg:x1="13.243cm" svg:y1="10.111cm" svg:x2="12.993cm" svg:y2="9.811cm">
              <text:p/>
            </draw:line>
            <draw:line draw:style-name="gr4" draw:text-style-name="P1" draw:layer="layout" svg:x1="13.543cm" svg:y1="10.11cm" svg:x2="13.293cm" svg:y2="9.81cm">
              <text:p/>
            </draw:line>
            <draw:line draw:style-name="gr4" draw:text-style-name="P1" draw:layer="layout" svg:x1="13.843cm" svg:y1="10.111cm" svg:x2="13.593cm" svg:y2="9.811cm">
              <text:p/>
            </draw:line>
            <draw:line draw:style-name="gr4" draw:text-style-name="P1" draw:layer="layout" svg:x1="14.143cm" svg:y1="10.11cm" svg:x2="13.893cm" svg:y2="9.81cm">
              <text:p/>
            </draw:line>
            <draw:line draw:style-name="gr4" draw:text-style-name="P1" draw:layer="layout" svg:x1="14.443cm" svg:y1="10.111cm" svg:x2="14.193cm" svg:y2="9.811cm">
              <text:p/>
            </draw:line>
          </draw:g>
          <draw:g>
            <draw:custom-shape draw:style-name="gr14" draw:text-style-name="P2" draw:layer="layout" svg:width="4.15cm" svg:height="1cm" svg:x="21.092cm" svg:y="5.218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3" draw:layer="layout" svg:width="4.258cm" svg:height="1.06cm" svg:x="21.092cm" svg:y="5.218cm">
              <draw:text-box>
                <text:p>Linse 2 ( <text:s text:c="4"/>)</text:p>
              </draw:text-box>
            </draw:frame>
            <draw:g>
              <svg:title>TexMaths</svg:title>
              <svg:desc>18§latex§$L_{2}$§svg§600§TRUE§</svg:desc>
              <draw:g>
                <draw:path draw:style-name="gr8" draw:text-style-name="P4" draw:layer="layout" svg:width="0.379cm" svg:height="0.428cm" svg:x="23.936cm" svg:y="5.523cm" svg:viewBox="0 0 380 429" svg:d="M210 48c7-21 9-28 68-28 18 0 23 0 23-13 0-7-7-7-10-7-20 0-72 2-94 2-18 0-64-2-82-2-6 0-13 0-13 13 0 7 6 7 18 7 2 0 13 0 24 2 10 0 17 1 17 9 0 3-1 5-3 12-28 113-56 225-84 338-6 25-8 28-58 28-11 0-16 0-16 13 0 7 5 7 16 7 98 0 195 0 293 0 14 0 14 0 19-11 16-45 33-90 49-134 3-8 2-6 3-9 0-4-2-8-9-8-6 0-5 4-9 13-21 59-50 129-159 129-19 0-39 0-58 0-9 0-10 0-14 0-7 0-9-2-9-5 0-2 0-4 4-14 28-114 56-228 84-342z">
                  <text:p/>
                </draw:path>
                <draw:path draw:style-name="gr8" draw:text-style-name="P4" draw:layer="layout" svg:width="0.195cm" svg:height="0.292cm" svg:x="24.366cm" svg:y="5.754cm" svg:viewBox="0 0 196 293" svg:d="M196 212c-6 0-11 0-17 0 0 11-5 36-10 41-4 2-38 2-43 2-27 0-54 0-81 0 45-41 61-54 88-74 32-27 63-54 63-95 0-54-47-86-104-86-54 0-92 38-92 79 0 22 20 25 23 25 11 0 24-7 24-23 0-9-2-24-25-24 12-32 43-41 64-41 43 0 67 34 67 70 0 38-27 68-42 85-35 34-70 69-106 104-5 3-5 5-5 18 60 0 121 0 181 0 5-27 10-54 15-81z">
                  <text:p/>
                </draw:path>
              </draw:g>
            </draw:g>
          </draw:g>
          <draw:g>
            <draw:custom-shape draw:style-name="gr22" draw:text-style-name="P2" draw:layer="layout" svg:width="5.65cm" svg:height="1cm" svg:x="21.192cm" svg:y="0.818cm">
              <text:p/>
              <draw:enhanced-geometry svg:viewBox="0 0 21600 21600" draw:type="rectangle" draw:enhanced-path="M 0 0 L 21600 0 21600 21600 0 21600 0 0 Z N"/>
            </draw:custom-shape>
            <draw:frame draw:style-name="gr23" draw:text-style-name="P3" draw:layer="layout" svg:width="5.72cm" svg:height="0.972cm" svg:x="21.192cm" svg:y="0.818cm">
              <draw:text-box>
                <text:p>Linsensystem ( <text:s text:c="3"/>)</text:p>
              </draw:text-box>
            </draw:frame>
            <draw:g>
              <svg:title>TexMaths</svg:title>
              <svg:desc>18§latex§$L$§svg§600§TRUE§</svg:desc>
              <draw:g>
                <draw:path draw:style-name="gr8" draw:text-style-name="P4" draw:layer="layout" svg:width="0.377cm" svg:height="0.427cm" svg:x="25.836cm" svg:y="1.123cm" svg:viewBox="0 0 378 428" svg:d="M210 48c5-21 7-28 66-28 18 0 23 0 23-13 0-7-7-7-9-7-21 0-73 2-93 2s-64-2-84-2c-4 0-11 0-11 13 0 7 6 7 16 7 2 0 15 0 25 1 11 0 16 2 16 9 0 4 0 6-1 13-28 112-56 224-85 337-7 23-7 28-57 28-11 0-16 0-16 13 0 7 5 7 16 7 97 0 194 0 290 0 17 0 17 0 20-11 17-45 34-90 50-136 2-5 2-5 2-7 0-4-2-7-7-7s-7 2-11 12c-21 58-48 129-157 129-20 0-40 0-60 0-9 0-9 0-14 0-5-1-7-1-7-7 0-2 0-2 3-14 29-113 57-226 85-339z">
                  <text:p/>
                </draw:path>
              </draw:g>
            </draw:g>
          </draw:g>
          <draw:g>
            <draw:custom-shape draw:style-name="gr24" draw:text-style-name="P2" draw:layer="layout" svg:width="4.05cm" svg:height="1cm" svg:x="0.5cm" svg:y="4.9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4.162cm" svg:height="0.962cm" svg:x="0.5cm" svg:y="4.93cm">
              <draw:text-box>
                <text:p>Gegenstand</text:p>
              </draw:text-box>
            </draw:frame>
          </draw:g>
          <draw:line draw:style-name="gr19" draw:text-style-name="P1" draw:layer="layout" svg:x1="16.162cm" svg:y1="12.54cm" svg:x2="14.663cm" svg:y2="11.704cm">
            <text:p/>
          </draw:line>
          <draw:line draw:style-name="gr1" draw:text-style-name="P1" draw:layer="layout" svg:x1="11.012cm" svg:y1="5.854cm" svg:x2="12.372cm" svg:y2="5.856cm">
            <text:p/>
          </draw:line>
          <draw:g>
            <svg:title>TexMaths</svg:title>
            <svg:desc>18§latex§$h_{1}$§svg§600§FALSE§</svg:desc>
            <draw:g>
              <draw:path draw:style-name="gr17" draw:text-style-name="P7" draw:layer="layout" svg:width="0.505cm" svg:height="0.466cm" svg:x="11.465cm" svg:y="5.278cm" svg:viewBox="0 0 506 467" svg:d="M253 467c-84 0-169 0-253 0 0-156 0-311 0-467 169 0 337 0 506 0 0 156 0 311 0 467-84 0-169 0-253 0z">
                <text:p/>
              </draw:path>
              <draw:path draw:style-name="gr8" draw:text-style-name="P4" draw:layer="layout" svg:width="0.308cm" svg:height="0.442cm" svg:x="11.467cm" svg:y="5.246cm" svg:viewBox="0 0 309 443" svg:d="M147 7c-3-2 0-7-9-7-14 0-61 5-77 7-4 0-11 0-11 13 0 7 6 7 15 7 30 0 32 4 32 11-1 4-1 8-2 12-30 121-61 242-91 363-4 9-4 9-4 12 0 15 13 18 20 18 9 0 19-7 23-16 4-16 7-32 11-48 5-19 9-37 14-56 4-14 7-29 11-43 2-4 5-23 7-27 2-7 22-41 43-59 13-9 32-22 59-22s34 22 34 45c0 34-23 102-39 140-4 14-7 22-7 34 0 31 21 52 50 52 59 0 83-91 83-97 0-5-6-5-8-5-5 0-5 2-9 11-9 34-30 77-64 77-11 0-15-6-15-20 0-16 6-30 11-45 11-27 38-102 38-138 0-41-25-68-72-68-39 0-70 20-93 48 17-66 33-132 50-199z">
                <text:p/>
              </draw:path>
              <draw:path draw:style-name="gr8" draw:text-style-name="P4" draw:layer="layout" svg:width="0.159cm" svg:height="0.291cm" svg:x="11.843cm" svg:y="5.485cm" svg:viewBox="0 0 160 292" svg:d="M99 13c0-13 0-13-13-13-29 27-68 29-86 29 0 5 0 10 0 16 9 0 39 0 63-13 0 75 0 150 0 225 0 14 0 19-43 19-6 0-12 0-18 0 0 6 0 11 0 16 9 0 63-1 79-1 14 0 68 1 79 1 0-5 0-10 0-16-6 0-11 0-16 0-45 0-45-5-45-19 0-82 0-163 0-244z">
                <text:p/>
              </draw:path>
            </draw:g>
          </draw:g>
          <draw:line draw:style-name="gr1" draw:text-style-name="P1" draw:layer="layout" svg:x1="19.76cm" svg:y1="5.855cm" svg:x2="20.46cm" svg:y2="5.857cm">
            <text:p/>
          </draw:line>
          <draw:g>
            <svg:title>TexMaths</svg:title>
            <svg:desc>18§latex§$h_{2}$§svg§600§FALSE§</svg:desc>
            <draw:g>
              <draw:path draw:style-name="gr17" draw:text-style-name="P7" draw:layer="layout" svg:width="0.52cm" svg:height="0.465cm" svg:x="19.8cm" svg:y="5.18cm" svg:viewBox="0 0 521 466" svg:d="M0 0c174 0 347 0 521 0 0 155 0 311 0 466-174 0-347 0-521 0 0-155 0-311 0-466z">
                <text:p/>
              </draw:path>
              <draw:path draw:style-name="gr8" draw:text-style-name="P4" draw:layer="layout" svg:width="0.308cm" svg:height="0.442cm" svg:x="19.802cm" svg:y="5.148cm" svg:viewBox="0 0 309 443" svg:d="M147 7c-3-2 0-7-9-7-14 0-61 5-77 7-5 0-11 0-11 13 0 7 6 7 15 7 30 0 32 3 32 11-1 4-1 8-2 12-30 121-61 242-91 363-4 9-4 9-4 12 0 15 13 18 18 18 11 0 22-7 23-16 4-16 9-32 13-48 5-19 9-38 14-56 4-14 7-29 11-43 0-4 5-23 7-27 2-7 22-41 42-59 14-9 34-22 61-22 26 0 34 22 34 45 0 34-24 102-40 140-3 14-7 22-7 34 0 31 22 52 52 52 58 0 81-91 81-97 0-5-6-5-7-5-6 0-6 2-9 11-9 34-29 79-65 79-11 0-14-8-14-22 0-16 5-30 10-45 11-27 40-102 40-138 0-41-27-68-74-68-39 0-70 20-93 48 17-66 33-132 50-199z">
                <text:p/>
              </draw:path>
              <draw:path draw:style-name="gr8" draw:text-style-name="P4" draw:layer="layout" svg:width="0.193cm" svg:height="0.291cm" svg:x="20.159cm" svg:y="5.387cm" svg:viewBox="0 0 194 292" svg:d="M194 212c-5 0-10 0-14 0-2 10-8 36-13 41-4 2-38 2-43 2-27 0-54 0-81 0 47-42 61-54 88-74 32-27 63-54 63-95 0-54-47-86-102-86-56 0-92 38-92 79 0 21 18 25 23 25 9 0 24-7 24-23 0-9-4-24-27-24 14-32 43-41 64-41 44 0 67 34 67 70 0 38-27 68-41 84-36 35-71 70-106 104-4 6-4 6-4 18 60 0 121 0 181 0 5-26 9-53 13-80z">
                <text:p/>
              </draw:path>
            </draw:g>
          </draw:g>
          <draw:g>
            <draw:custom-shape draw:style-name="gr25" draw:text-style-name="P2" draw:layer="layout" svg:width="0.75cm" svg:height="0.75cm" svg:x="7.1cm" svg:y="6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8§latex§$1$§svg§600§TRUE§</svg:desc>
              <draw:g>
                <draw:path draw:style-name="gr8" draw:text-style-name="P4" draw:layer="layout" svg:width="0.204cm" svg:height="0.417cm" svg:x="7.365cm" svg:y="6.833cm" svg:viewBox="0 0 205 418" svg:d="M127 16c0-14 0-16-14-16-38 39-93 39-113 39 0 7 0 14 0 20 13 0 50 0 82-16 0 108 0 217 0 325 0 23-2 30-59 30-6 0-13 0-19 0 0 7 0 13 0 20 21-2 77-2 101-2s79 0 100 2c0-7 0-13 0-20-6 0-13 0-19 0-57 0-59-7-59-30 0-117 0-235 0-352z">
                  <text:p/>
                </draw:path>
              </draw:g>
            </draw:g>
          </draw:g>
          <draw:g>
            <draw:custom-shape draw:style-name="gr25" draw:text-style-name="P2" draw:layer="layout" svg:width="0.75cm" svg:height="0.75cm" svg:x="4.501cm" svg:y="7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8§latex§$2$§svg§600§TRUE§</svg:desc>
              <draw:g>
                <draw:path draw:style-name="gr8" draw:text-style-name="P4" draw:layer="layout" svg:width="0.249cm" svg:height="0.417cm" svg:x="4.766cm" svg:y="7.334cm" svg:viewBox="0 0 250 418" svg:d="M48 370c22-22 44-43 66-65 99-86 136-120 136-183 0-72-55-122-132-122-72 0-118 57-118 113 0 36 32 36 34 36 11 0 32-7 32-34 0-16-11-32-32-32-5 0-7 0-9 1 14-41 48-64 84-64 57 0 84 50 84 102 0 50-30 99-66 138-40 45-80 90-120 135-7 7-7 9-7 23 77 0 155 0 232 0 6-36 12-73 18-109-5 0-11 0-16 0-2 19-7 46-12 55-6 6-47 6-61 6-38 0-75 0-113 0z">
                  <text:p/>
                </draw:path>
              </draw:g>
            </draw:g>
          </draw:g>
          <draw:g>
            <svg:title>TexMaths</svg:title>
            <svg:desc>18§latex§$0$§svg§600§FALSE§</svg:desc>
            <draw:g>
              <draw:path draw:style-name="gr17" draw:text-style-name="P7" draw:layer="layout" svg:width="0.223cm" svg:height="0.366cm" svg:x="14.547cm" svg:y="7.872cm" svg:viewBox="0 0 224 367" svg:d="M0 0c75 0 149 0 224 0 0 122 0 245 0 367-75 0-149 0-224 0 0-122 0-245 0-367z">
                <text:p/>
              </draw:path>
              <draw:path draw:style-name="gr8" draw:text-style-name="P4" draw:layer="layout" svg:width="0.262cm" svg:height="0.431cm" svg:x="14.54cm" svg:y="7.84cm" svg:viewBox="0 0 263 432" svg:d="M263 217c0-50-3-100-25-147-29-59-80-70-106-70-39 0-84 16-109 75-21 43-23 92-23 142 0 47 2 104 27 152 27 50 73 63 104 63 34 0 82-13 109-73 20-44 23-92 23-142zM131 418c-25 0-61-15-72-76-7-37-7-95-7-132 0-40 0-83 3-115 13-75 60-81 76-81 21 0 62 11 73 74 7 34 7 82 7 122 0 46 0 89-7 131-9 59-45 77-73 77z">
                <text:p/>
              </draw:path>
            </draw:g>
          </draw:g>
          <draw:line draw:style-name="gr1" draw:text-style-name="P1" draw:layer="layout" svg:x1="14.749cm" svg:y1="11.551cm" svg:x2="26.689cm" svg:y2="11.553cm">
            <text:p/>
          </draw:line>
          <draw:g>
            <svg:title>TexMaths</svg:title>
            <svg:desc>18§latex§$x'$§svg§600§FALSE§</svg:desc>
            <draw:g>
              <draw:path draw:style-name="gr17" draw:text-style-name="P7" draw:layer="layout" svg:width="0.426cm" svg:height="0.416cm" svg:x="19.881cm" svg:y="11.267cm" svg:viewBox="0 0 427 417" svg:d="M213 417c-71 0-142 0-213 0 0-139 0-278 0-417 142 0 284 0 427 0 0 139 0 278 0 417-71 0-143 0-214 0z">
                <text:p/>
              </draw:path>
              <draw:path draw:style-name="gr8" draw:text-style-name="P4" draw:layer="layout" svg:width="0.313cm" svg:height="0.284cm" svg:x="19.867cm" svg:y="11.431cm" svg:viewBox="0 0 314 285" svg:d="M192 88c3-16 18-74 63-74 3 0 17 0 30 9-16 2-29 18-29 34 0 9 6 22 24 22 14 0 34-13 34-38 0-32-38-41-59-41-36 0-58 34-67 48-14-41-48-48-66-48-66 0-102 81-102 97 0 7 4 5 7 7 5 0 7-2 9-7 21-66 63-83 84-83 13 0 34 6 34 43 0 18-11 61-34 149-11 38-32 65-59 65-4 0-20 0-32-7 16-4 30-18 30-34 0-18-14-24-23-24-20 0-36 18-36 38 0 29 32 41 59 41 41 0 65-44 66-48 8 23 31 48 69 48 64 0 100-80 100-96 0-8-5-8-7-8-6 0-7 4-9 8-20 68-63 82-83 82-25 0-35-20-35-41 0-15 3-27 10-56s15-57 22-86z">
                <text:p/>
              </draw:path>
              <draw:path draw:style-name="gr8" draw:text-style-name="P4" draw:layer="layout" svg:width="0.11cm" svg:height="0.227cm" svg:x="20.229cm" svg:y="11.235cm" svg:viewBox="0 0 111 228" svg:d="M108 38c3-7 3-11 3-13 0-14-12-25-27-25-16 0-21 14-23 22-20 63-39 126-59 190-1 2-2 5-2 7 0 5 14 9 18 9s4 0 5-7c28-61 56-122 85-183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8-09T00:09:06.448063778</dc:date>
    <meta:editing-duration>P1DT2H32M58S</meta:editing-duration>
    <meta:editing-cycles>28</meta:editing-cycles>
    <meta:generator>LibreOffice/7.3.7.2$Linux_X86_64 LibreOffice_project/30$Build-2</meta:generator>
    <meta:document-statistic meta:object-count="205"/>
  </office:meta>
</office:document-meta>
</file>